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21e876" officeooo:paragraph-rsid="0021e876"/>
    </style:style>
    <style:style style:name="P2" style:family="paragraph" style:parent-style-name="Standard">
      <style:text-properties style:font-name="Calibri" officeooo:rsid="00248e94" officeooo:paragraph-rsid="00248e94"/>
    </style:style>
    <style:style style:name="P3" style:family="paragraph" style:parent-style-name="Standard">
      <style:text-properties style:font-name="Calibri" officeooo:rsid="0027d1ba" officeooo:paragraph-rsid="00283c61"/>
    </style:style>
    <style:style style:name="P4" style:family="paragraph" style:parent-style-name="Standard">
      <style:text-properties style:font-name="Calibri" officeooo:rsid="0029ba40" officeooo:paragraph-rsid="0029ba40"/>
    </style:style>
    <style:style style:name="P5" style:family="paragraph" style:parent-style-name="Standard">
      <style:text-properties style:font-name="Calibri" officeooo:rsid="002cb0c9" officeooo:paragraph-rsid="002cb0c9"/>
    </style:style>
    <style:style style:name="P6" style:family="paragraph" style:parent-style-name="Standard" style:list-style-name="L1">
      <style:text-properties style:font-name="Calibri" officeooo:rsid="0021e876" officeooo:paragraph-rsid="0021e876"/>
    </style:style>
    <style:style style:name="P7" style:family="paragraph" style:parent-style-name="Standard" style:list-style-name="L1">
      <style:text-properties style:font-name="Calibri" officeooo:rsid="00248e94" officeooo:paragraph-rsid="00248e94"/>
    </style:style>
    <style:style style:name="T1" style:family="text">
      <style:text-properties officeooo:rsid="00230f12"/>
    </style:style>
    <style:style style:name="T2" style:family="text">
      <style:text-properties officeooo:rsid="00257080"/>
    </style:style>
    <style:style style:name="T3" style:family="text">
      <style:text-properties officeooo:rsid="00274d0c"/>
    </style:style>
    <style:style style:name="T4" style:family="text">
      <style:text-properties officeooo:rsid="00283c6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b0c9" style:font-weight-asian="bold" style:font-weight-complex="bold"/>
    </style:style>
    <style:style style:name="T7" style:family="text">
      <style:text-properties officeooo:rsid="002cb0c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b0c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jandro Falkowski</text:p>
      <text:p text:style-name="P2"><text:a xlink:type="simple" xlink:href="mailto:alexrfalkowki@gmail.com" text:style-name="Internet_20_link" text:visited-style-name="Visited_20_Internet_20_Link">alexrfalkowki@gmail.com</text:a></text:p>
      <text:p text:style-name="P3">Skype: <text:span text:style-name="T4">alexrfalkowski@gmail.com</text:span></text:p>
      <text:p text:style-name="P1"/>
      <text:p text:style-name="P1">Dear Sir or Madam</text:p>
      <text:p text:style-name="P1"/>
      <text:p text:style-name="P4">As you can see in my CV I have been in many different roles. All these roles had an aspect of me learning new things that I had very little <text:span text:style-name="T7">knowledge of</text:span>. This role is no different, as the odds are agains me. Recently I started reading <text:span text:style-name="T5">Designing Data-Intensive Applications</text:span><text:span text:style-name="T8">. This has to be one of the best technical books I have read in a long time (highly recommend it). This has sparked an interest in </text:span><text:span text:style-name="T9">this</text:span><text:span text:style-name="T8"> area. As part of my continuous learning I would love to hear what resources I should read and try out?</text:span></text:p>
      <text:p text:style-name="P5"/>
      <text:p text:style-name="P1">Please allow me to highlight my key skills:</text:p>
      <text:p text:style-name="P1"/>
      <text:list xml:id="list327104144" text:style-name="L1">
        <text:list-item>
          <text:p text:style-name="P6">I have a great passion for technology. It is important to keep evaluating new ideas.</text:p>
        </text:list-item>
        <text:list-item>
          <text:p text:style-name="P6">I am a strong believer in <text:span text:style-name="T3">L</text:span>ean methodologies.</text:p>
        </text:list-item>
        <text:list-item>
          <text:p text:style-name="P6">I love trying out new languages. Even <text:span text:style-name="T1">if it takes me longer as I get older.</text:span></text:p>
        </text:list-item>
        <text:list-item>
          <text:p text:style-name="P7">I believe in the ideas and concepts behind DevOps and have successfully introduced it <text:span text:style-name="T2">at</text:span> places of work. </text:p>
        </text:list-item>
        <text:list-item>
          <text:p text:style-name="P6">I am a fun and comedic person, I make sure the we all have fun working.</text:p>
        </text:list-item>
      </text:list>
      <text:p text:style-name="P1"/>
      <text:p text:style-name="P1">The enclosed resume expands on my qualifications and experience.</text:p>
      <text:p text:style-name="P1"/>
      <text:p text:style-name="P1">Thank you for your time and consideration.</text:p>
      <text:p text:style-name="P1"/>
      <text:p text:style-name="P1">Sincerely,</text:p>
      <text:p text:style-name="P1">Alejandro Falk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07:45:03.683785000</meta:creation-date>
    <meta:generator>LibreOffice/6.0.4.2$MacOSX_X86_64 LibreOffice_project/9b0d9b32d5dcda91d2f1a96dc04c645c450872bf</meta:generator>
    <dc:date>2018-06-04T12:04:10.085412373</dc:date>
    <meta:editing-duration>PT27M27S</meta:editing-duration>
    <meta:editing-cycles>11</meta:editing-cycles>
    <meta:document-statistic meta:table-count="0" meta:image-count="0" meta:object-count="0" meta:page-count="1" meta:paragraph-count="15" meta:word-count="211" meta:character-count="1163" meta:non-whitespace-character-count="971"/>
  </office:meta>
</office:document-meta>
</file>